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art1a" style:family="table">
      <style:table-properties style:width="6.925in" table:align="margins"/>
    </style:style>
    <style:style style:name="part1a.A" style:family="table-column">
      <style:table-column-properties style:column-width="3.4625in" style:rel-column-width="32767*"/>
    </style:style>
    <style:style style:name="part1a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1a.B1" style:family="table-cell">
      <style:table-cell-properties fo:padding="0.0382in" fo:border="0.05pt solid #000000"/>
    </style:style>
    <style:style style:name="part1a.A2" style:family="table-cell">
      <style:table-cell-properties fo:padding="0.0382in" fo:border-left="0.05pt solid #000000" fo:border-right="none" fo:border-top="none" fo:border-bottom="0.05pt solid #000000"/>
    </style:style>
    <style:style style:name="part1a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 officeooo:rsid="001eb5cb" officeooo:paragraph-rsid="001eb5cb"/>
    </style:style>
    <style:style style:name="P2" style:family="paragraph" style:parent-style-name="Standard">
      <style:text-properties style:font-name="FreeMono" officeooo:rsid="001eb5cb" officeooo:paragraph-rsid="00201ccd"/>
    </style:style>
    <style:style style:name="P3" style:family="paragraph" style:parent-style-name="Standard">
      <style:text-properties style:font-name="FreeMono" fo:font-weight="bold" officeooo:rsid="001eb5cb" officeooo:paragraph-rsid="001eb5cb" style:font-weight-asian="bold" style:font-weight-complex="bold"/>
    </style:style>
    <style:style style:name="P4" style:family="paragraph" style:parent-style-name="Standard">
      <style:text-properties style:font-name="FreeMono" fo:font-weight="bold" officeooo:rsid="0028dc47" officeooo:paragraph-rsid="0028dc47" style:font-weight-asian="bold" style:font-weight-complex="bold"/>
    </style:style>
    <style:style style:name="P5" style:family="paragraph" style:parent-style-name="Standard">
      <style:text-properties style:font-name="FreeMono" officeooo:rsid="00201ccd" officeooo:paragraph-rsid="00201ccd"/>
    </style:style>
    <style:style style:name="P6" style:family="paragraph" style:parent-style-name="Standard">
      <style:text-properties style:font-name="FreeMono" officeooo:rsid="00230356" officeooo:paragraph-rsid="00230356"/>
    </style:style>
    <style:style style:name="P7" style:family="paragraph" style:parent-style-name="Standard">
      <style:text-properties style:font-name="FreeMono" officeooo:rsid="00273dfe" officeooo:paragraph-rsid="00273dfe"/>
    </style:style>
    <style:style style:name="P8" style:family="paragraph" style:parent-style-name="Standard">
      <style:text-properties style:font-name="FreeMono" officeooo:rsid="0028523e" officeooo:paragraph-rsid="0028523e"/>
    </style:style>
    <style:style style:name="P9" style:family="paragraph" style:parent-style-name="Standard">
      <loext:graphic-properties draw:fill="solid" draw:fill-color="#eeeeee" draw:fill-image-width="0in" draw:fill-image-height="0in"/>
      <style:paragraph-properties fo:background-color="#eeeeee"/>
      <style:text-properties style:font-name="FreeMono" fo:font-size="10pt" officeooo:rsid="0028523e" officeooo:paragraph-rsid="0028523e" style:font-size-asian="10pt" style:font-size-complex="10pt"/>
    </style:style>
    <style:style style:name="P10" style:family="paragraph" style:parent-style-name="Standard">
      <loext:graphic-properties draw:fill="solid" draw:fill-color="#eeeeee" draw:fill-image-width="0in" draw:fill-image-height="0in"/>
      <style:paragraph-properties fo:background-color="#eeeeee"/>
      <style:text-properties style:font-name="FreeMono" fo:font-size="10pt" officeooo:rsid="0028523e" officeooo:paragraph-rsid="0029d05a" style:font-size-asian="10pt" style:font-size-complex="10pt"/>
    </style:style>
    <style:style style:name="P11" style:family="paragraph" style:parent-style-name="Standard">
      <loext:graphic-properties draw:fill="solid" draw:fill-color="#eeeeee" draw:fill-image-width="0in" draw:fill-image-height="0in"/>
      <style:paragraph-properties fo:background-color="#eeeeee"/>
      <style:text-properties style:font-name="FreeMono" fo:font-size="10pt" officeooo:rsid="001eb5cb" officeooo:paragraph-rsid="001eb5cb" style:font-size-asian="10pt" style:font-size-complex="10pt"/>
    </style:style>
    <style:style style:name="P12" style:family="paragraph" style:parent-style-name="Standard">
      <style:text-properties style:font-name="FreeMono" officeooo:rsid="002887b4" officeooo:paragraph-rsid="002887b4"/>
    </style:style>
    <style:style style:name="P13" style:family="paragraph" style:parent-style-name="Standard">
      <style:text-properties style:font-name="FreeMono" officeooo:rsid="002887b4" officeooo:paragraph-rsid="0028dc47"/>
    </style:style>
    <style:style style:name="P14" style:family="paragraph" style:parent-style-name="Standard">
      <style:text-properties style:font-name="FreeMono" officeooo:rsid="0028dc47" officeooo:paragraph-rsid="0028dc47"/>
    </style:style>
    <style:style style:name="P15" style:family="paragraph" style:parent-style-name="Standard">
      <style:text-properties style:font-name="FreeMono" officeooo:rsid="0028dc47" officeooo:paragraph-rsid="00273dfe"/>
    </style:style>
    <style:style style:name="P16" style:family="paragraph" style:parent-style-name="Standard">
      <loext:graphic-properties draw:fill="solid" draw:fill-color="#eeeeee" draw:fill-image-width="0in" draw:fill-image-height="0in"/>
      <style:paragraph-properties fo:background-color="#eeeeee" style:shadow="none"/>
      <style:text-properties style:font-name="FreeMono" officeooo:rsid="001eb5cb" officeooo:paragraph-rsid="001eb5cb"/>
    </style:style>
    <style:style style:name="P17" style:family="paragraph" style:parent-style-name="Standard">
      <style:paragraph-properties fo:break-before="page"/>
      <style:text-properties style:font-name="FreeMono" fo:font-weight="bold" officeooo:rsid="00273dfe" officeooo:paragraph-rsid="00273dfe" style:font-weight-asian="bold" style:font-weight-complex="bold"/>
    </style:style>
    <style:style style:name="P18" style:family="paragraph" style:parent-style-name="Table_20_Heading">
      <style:text-properties style:font-name="FreeMono" officeooo:rsid="00201ccd" officeooo:paragraph-rsid="00201ccd"/>
    </style:style>
    <style:style style:name="P19" style:family="paragraph" style:parent-style-name="Table_20_Contents">
      <style:text-properties style:font-name="FreeMono"/>
    </style:style>
    <style:style style:name="P20" style:family="paragraph" style:parent-style-name="Table_20_Contents">
      <style:text-properties style:font-name="FreeMono" officeooo:rsid="00201ccd" officeooo:paragraph-rsid="00201ccd"/>
    </style:style>
    <style:style style:name="T1" style:family="text">
      <style:text-properties officeooo:rsid="0024c9b9"/>
    </style:style>
    <style:style style:name="T2" style:family="text">
      <style:text-properties officeooo:rsid="002556a1"/>
    </style:style>
    <style:style style:name="T3" style:family="text">
      <style:text-properties officeooo:rsid="002824b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9d05a"/>
    </style:style>
    <style:style style:name="Sect1" style:family="section">
      <style:section-properties text:dont-balance-text-columns="false" style:editable="false">
        <style:columns fo:column-count="2" fo:column-gap="0.05in">
          <style:column-sep style:width="0.0035in" style:color="#000000" style:height="100%" style:style="solid"/>
          <style:column style:rel-width="4986*" fo:start-indent="0in" fo:end-indent="0.0252in"/>
          <style:column style:rel-width="4986*" fo:start-indent="0.0252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448</text:p>
      <text:p text:style-name="P1">Project 3</text:p>
      <text:p text:style-name="P1"/>
      <text:p text:style-name="P3">Building</text:p>
      <text:p text:style-name="P1"/>
      <text:p text:style-name="P16">$ make main </text:p>
      <text:p text:style-name="P16">gcc -o bin/main src/main.c -lm</text:p>
      <text:p text:style-name="P1"/>
      <text:p text:style-name="P3">Part 1a <text:span text:style-name="T1">and 1b</text:span></text:p>
      <text:p text:style-name="P1"/>
      <text:p text:style-name="P1">Output</text:p>
      <text:p text:style-name="P1"/>
      <text:p text:style-name="P11">$ ./bin/main 5 inputFiles/Part1_rn.txt</text:p>
      <text:p text:style-name="P11">Number of stations: 5</text:p>
      <text:p text:style-name="P11"/>
      <text:p text:style-name="P11">Loop 0 at 0.00us</text:p>
      <text:p text:style-name="P11">Collision!</text:p>
      <text:p text:style-name="P11">Station 0, next slot: 1</text:p>
      <text:p text:style-name="P11">Station 1, next slot: 1</text:p>
      <text:p text:style-name="P11">Station 2, next slot: 2</text:p>
      <text:p text:style-name="P11">Station 3, next slot: 2</text:p>
      <text:p text:style-name="P11">Station 4, next slot: 1</text:p>
      <text:p text:style-name="P11"/>
      <text:p text:style-name="P11">Loop 1 at 51.20us</text:p>
      <text:p text:style-name="P11">Collision!</text:p>
      <text:p text:style-name="P11">Station 0, next slot: 4</text:p>
      <text:p text:style-name="P11">Station 1, next slot: 3</text:p>
      <text:p text:style-name="P11">Station 4, next slot: 3</text:p>
      <text:p text:style-name="P11"/>
      <text:p text:style-name="P11">Loop 2 at 102.40us</text:p>
      <text:p text:style-name="P11">Collision!</text:p>
      <text:p text:style-name="P11">Station 2, next slot: 6</text:p>
      <text:p text:style-name="P11">Station 3, next slot: 5</text:p>
      <text:p text:style-name="P11"/>
      <text:p text:style-name="P11">Loop 3 at 153.60us</text:p>
      <text:p text:style-name="P11">Collision!</text:p>
      <text:p text:style-name="P11">Station 1, next slot: 11</text:p>
      <text:p text:style-name="P11">Station 4, next slot: 10</text:p>
      <text:p text:style-name="P11"/>
      <text:p text:style-name="P11">Loop 4 at 204.80us</text:p>
      <text:p text:style-name="P11">Success!</text:p>
      <text:p text:style-name="P11">Station: 0</text:p>
      <text:p text:style-name="P11"/>
      <text:p text:style-name="P11">Loop 5 at 256.00us</text:p>
      <text:p text:style-name="P11">Success!</text:p>
      <text:p text:style-name="P11">Station: 3</text:p>
      <text:p text:style-name="P11"/>
      <text:p text:style-name="P11">Loop 6 at 307.20us</text:p>
      <text:p text:style-name="P11">Success!</text:p>
      <text:p text:style-name="P11">Station: 2</text:p>
      <text:p text:style-name="P11"/>
      <text:p text:style-name="P11">Loop 7 at 358.40us</text:p>
      <text:p text:style-name="P11">No station transmission attempted.</text:p>
      <text:p text:style-name="P11"/>
      <text:p text:style-name="P11">Loop 8 at 409.60us</text:p>
      <text:p text:style-name="P11">No station transmission attempted.</text:p>
      <text:p text:style-name="P11"/>
      <text:p text:style-name="P11">Loop 9 at 460.80us</text:p>
      <text:p text:style-name="P11">No station transmission attempted.</text:p>
      <text:p text:style-name="P11"/>
      <text:p text:style-name="P11">Loop 10 at 512.00us</text:p>
      <text:p text:style-name="P11">Success!</text:p>
      <text:p text:style-name="P11">Station: 4</text:p>
      <text:p text:style-name="P11"/>
      <text:p text:style-name="P11"><text:soft-page-break/>Loop 11 at 563.20us</text:p>
      <text:p text:style-name="P11">Success!</text:p>
      <text:p text:style-name="P11">Station: 1</text:p>
      <text:p text:style-name="P11"/>
      <text:p text:style-name="P11">Resetting stations.</text:p>
      <text:p text:style-name="P11"/>
      <text:p text:style-name="P11"/>
      <text:p text:style-name="P11">Average time to first success: 204.800</text:p>
      <text:p text:style-name="P1"/>
      <text:p text:style-name="P5">Table</text:p>
      <text:p text:style-name="P5"/>
      <table:table table:name="part1a" table:style-name="part1a">
        <table:table-column table:style-name="part1a.A" table:number-columns-repeated="2"/>
        <table:table-header-rows>
          <table:table-row>
            <table:table-cell table:style-name="part1a.A1" office:value-type="string">
              <text:p text:style-name="P18">Slot</text:p>
            </table:table-cell>
            <table:table-cell table:style-name="part1a.B1" office:value-type="string">
              <text:p text:style-name="P18">Stations Transmitting</text:p>
            </table:table-cell>
          </table:table-row>
        </table:table-header-rows>
        <table:table-row>
          <table:table-cell table:style-name="part1a.A2" office:value-type="string">
            <text:p text:style-name="P20">0</text:p>
          </table:table-cell>
          <table:table-cell table:style-name="part1a.B2" office:value-type="string">
            <text:p text:style-name="P20">0,1,2,3,4</text:p>
          </table:table-cell>
        </table:table-row>
        <table:table-row>
          <table:table-cell table:style-name="part1a.A2" office:value-type="string">
            <text:p text:style-name="P20">1</text:p>
          </table:table-cell>
          <table:table-cell table:style-name="part1a.B2" office:value-type="string">
            <text:p text:style-name="P20">0,1,4</text:p>
          </table:table-cell>
        </table:table-row>
        <table:table-row>
          <table:table-cell table:style-name="part1a.A2" office:value-type="string">
            <text:p text:style-name="P20">2</text:p>
          </table:table-cell>
          <table:table-cell table:style-name="part1a.B2" office:value-type="string">
            <text:p text:style-name="P20">2,3</text:p>
          </table:table-cell>
        </table:table-row>
        <table:table-row>
          <table:table-cell table:style-name="part1a.A2" office:value-type="string">
            <text:p text:style-name="P20">3</text:p>
          </table:table-cell>
          <table:table-cell table:style-name="part1a.B2" office:value-type="string">
            <text:p text:style-name="P20">1,4</text:p>
          </table:table-cell>
        </table:table-row>
        <table:table-row>
          <table:table-cell table:style-name="part1a.A2" office:value-type="string">
            <text:p text:style-name="P20">4</text:p>
          </table:table-cell>
          <table:table-cell table:style-name="part1a.B2" office:value-type="string">
            <text:p text:style-name="P20">0</text:p>
          </table:table-cell>
        </table:table-row>
        <table:table-row>
          <table:table-cell table:style-name="part1a.A2" office:value-type="string">
            <text:p text:style-name="P20">5</text:p>
          </table:table-cell>
          <table:table-cell table:style-name="part1a.B2" office:value-type="string">
            <text:p text:style-name="P20">3</text:p>
          </table:table-cell>
        </table:table-row>
        <table:table-row>
          <table:table-cell table:style-name="part1a.A2" office:value-type="string">
            <text:p text:style-name="P20">6</text:p>
          </table:table-cell>
          <table:table-cell table:style-name="part1a.B2" office:value-type="string">
            <text:p text:style-name="P20">2</text:p>
          </table:table-cell>
        </table:table-row>
        <table:table-row>
          <table:table-cell table:style-name="part1a.A2" office:value-type="string">
            <text:p text:style-name="P20">7</text:p>
          </table:table-cell>
          <table:table-cell table:style-name="part1a.B2" office:value-type="string">
            <text:p text:style-name="P19">-</text:p>
          </table:table-cell>
        </table:table-row>
        <table:table-row>
          <table:table-cell table:style-name="part1a.A2" office:value-type="string">
            <text:p text:style-name="P20">8</text:p>
          </table:table-cell>
          <table:table-cell table:style-name="part1a.B2" office:value-type="string">
            <text:p text:style-name="P19">-</text:p>
          </table:table-cell>
        </table:table-row>
        <table:table-row>
          <table:table-cell table:style-name="part1a.A2" office:value-type="string">
            <text:p text:style-name="P20">9</text:p>
          </table:table-cell>
          <table:table-cell table:style-name="part1a.B2" office:value-type="string">
            <text:p text:style-name="P19">-</text:p>
          </table:table-cell>
        </table:table-row>
        <table:table-row>
          <table:table-cell table:style-name="part1a.A2" office:value-type="string">
            <text:p text:style-name="P20">10</text:p>
          </table:table-cell>
          <table:table-cell table:style-name="part1a.B2" office:value-type="string">
            <text:p text:style-name="P20">4</text:p>
          </table:table-cell>
        </table:table-row>
        <table:table-row>
          <table:table-cell table:style-name="part1a.A2" office:value-type="string">
            <text:p text:style-name="P20">11</text:p>
          </table:table-cell>
          <table:table-cell table:style-name="part1a.B2" office:value-type="string">
            <text:p text:style-name="P20">1</text:p>
          </table:table-cell>
        </table:table-row>
      </table:table>
      <text:p text:style-name="P2"/>
      <text:p text:style-name="P1"><text:span text:style-name="T2">Part 1a</text:span> Answer</text:p>
      <text:p text:style-name="P1"/>
      <text:p text:style-name="P1">The first successful transmit occurred at slot 4, 204.8us, by station 0.</text:p>
      <text:p text:style-name="P6"/>
      <text:p text:style-name="P6"/>
      <text:p text:style-name="P17">Part 2 – <text:span text:style-name="T3">20</text:span></text:p>
      <text:p text:style-name="P7"/>
      <text:p text:style-name="P8">Average first success: 317.44us</text:p>
      <text:p text:style-name="P13"><text:span text:style-name="T4"/></text:p>
      <text:p text:style-name="P13"><text:span text:style-name="T4">Part 2 – 40</text:span></text:p>
      <text:p text:style-name="P13"/>
      <text:p text:style-name="P14">Average time to first success: 573.440</text:p>
      <text:p text:style-name="P13"/>
      <text:p text:style-name="P4">Part 2 – 100</text:p>
      <text:p text:style-name="P14"/>
      <text:p text:style-name="P14">Average time to first success: 1213.440</text:p>
      <text:p text:style-name="P7"/>
      <text:p text:style-name="P4">Part 2 – 20 Output</text:p>
      <text:p text:style-name="P7"/>
      <text:section text:style-name="Sect1" text:name="Section1">
        <text:p text:style-name="P10">$ ./bin/main 20 <text:span text:style-name="T5">\</text:span></text:p>
        <text:p text:style-name="P10">inputFiles/Part2_20_rn.txt 10</text:p>
        <text:p text:style-name="P9">Number of stations: 20</text:p>
        <text:p text:style-name="P9"/>
        <text:p text:style-name="P9">Loop 0 at 0.00us</text:p>
        <text:p text:style-name="P9">Collision!</text:p>
        <text:p text:style-name="P9">Station 0, next slot: 1</text:p>
        <text:p text:style-name="P9">Station 1, next slot: 2</text:p>
        <text:p text:style-name="P9">Station 2, next slot: 1</text:p>
        <text:p text:style-name="P9">Station 3, next slot: 1</text:p>
        <text:p text:style-name="P9">Station 4, next slot: 1</text:p>
        <text:p text:style-name="P9">Station 5, next slot: 1</text:p>
        <text:p text:style-name="P9">Station 6, next slot: 2</text:p>
        <text:p text:style-name="P9">Station 7, next slot: 1</text:p>
        <text:p text:style-name="P9">Station 8, next slot: 1</text:p>
        <text:p text:style-name="P9">Station 9, next slot: 1</text:p>
        <text:p text:style-name="P9">Station 10, next slot: 1</text:p>
        <text:p text:style-name="P9">Station 11, next slot: 1</text:p>
        <text:p text:style-name="P9">Station 12, next slot: 1</text:p>
        <text:p text:style-name="P9">Station 13, next slot: 2</text:p>
        <text:p text:style-name="P9">Station 14, next slot: 2</text:p>
        <text:p text:style-name="P9">Station 15, next slot: 1</text:p>
        <text:p text:style-name="P9">Station 16, next slot: 1</text:p>
        <text:p text:style-name="P9">Station 17, next slot: 1</text:p>
        <text:p text:style-name="P9">Station 18, next slot: 2</text:p>
        <text:p text:style-name="P9">Station 19, next slot: 1</text:p>
        <text:p text:style-name="P9"/>
        <text:p text:style-name="P9">Loop 1 at 51.20us</text:p>
        <text:p text:style-name="P9">Collision!</text:p>
        <text:p text:style-name="P9">Station 0, next slot: 4</text:p>
        <text:p text:style-name="P9">Station 2, next slot: 4</text:p>
        <text:p text:style-name="P9">Station 3, next slot: 5</text:p>
        <text:p text:style-name="P9">Station 4, next slot: 6</text:p>
        <text:p text:style-name="P9">Station 5, next slot: 3</text:p>
        <text:p text:style-name="P9">Station 7, next slot: 3</text:p>
        <text:p text:style-name="P9">Station 8, next slot: 4</text:p>
        <text:p text:style-name="P9">Station 9, next slot: 4</text:p>
        <text:p text:style-name="P9">Station 10, next slot: 4</text:p>
        <text:p text:style-name="P9">Station 11, next slot: 5</text:p>
        <text:p text:style-name="P9">Station 12, next slot: 3</text:p>
        <text:p text:style-name="P9">Station 15, next slot: 4</text:p>
        <text:p text:style-name="P9">Station 16, next slot: 5</text:p>
        <text:p text:style-name="P9">Station 17, next slot: 5</text:p>
        <text:p text:style-name="P9">Station 19, next slot: 5</text:p>
        <text:p text:style-name="P9"/>
        <text:p text:style-name="P9">Loop 2 at 102.40us</text:p>
        <text:p text:style-name="P9">Collision!</text:p>
        <text:p text:style-name="P9">Station 1, next slot: 5</text:p>
        <text:p text:style-name="P9">Station 6, next slot: 8</text:p>
        <text:p text:style-name="P9">Station 13, next slot: 8</text:p>
        <text:p text:style-name="P9">Station 14, next slot: 5</text:p>
        <text:p text:style-name="P9">Station 18, next slot: 8</text:p>
        <text:p text:style-name="P9"/>
        <text:p text:style-name="P9">Loop 3 at 153.60us</text:p>
        <text:p text:style-name="P9">Collision!</text:p>
        <text:p text:style-name="P9">Station 5, next slot: 10</text:p>
        <text:p text:style-name="P9">Station 7, next slot: 8</text:p>
        <text:p text:style-name="P9">Station 12, next slot: 11</text:p>
        <text:p text:style-name="P9"/>
        <text:p text:style-name="P9">Loop 4 at 204.80us</text:p>
        <text:p text:style-name="P9">Collision!</text:p>
        <text:p text:style-name="P9">Station 0, next slot: 14</text:p>
        <text:p text:style-name="P9">Station 2, next slot: 13</text:p>
        <text:p text:style-name="P9">Station 8, next slot: 10</text:p>
        <text:p text:style-name="P9">Station 9, next slot: 11</text:p>
        <text:p text:style-name="P9">Station 10, next slot: 15</text:p>
        <text:p text:style-name="P9">Station 15, next slot: 14</text:p>
        <text:p text:style-name="P9"/>
        <text:p text:style-name="P9">Loop 5 at 256.00us</text:p>
        <text:p text:style-name="P9">Collision!</text:p>
        <text:p text:style-name="P9">Station 1, next slot: 18</text:p>
        <text:p text:style-name="P9">Station 3, next slot: 11</text:p>
        <text:p text:style-name="P9">Station 11, next slot: 14</text:p>
        <text:p text:style-name="P9">Station 14, next slot: 11</text:p>
        <text:p text:style-name="P9">Station 16, next slot: 13</text:p>
        <text:p text:style-name="P9">Station 17, next slot: 17</text:p>
        <text:p text:style-name="P9">Station 19, next slot: 11</text:p>
        <text:p text:style-name="P9"/>
        <text:p text:style-name="P9">Loop 6 at 307.20us</text:p>
        <text:p text:style-name="P9">Success!</text:p>
        <text:p text:style-name="P9">Station: 4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Station 0, next slot: 1</text:p>
        <text:p text:style-name="P9">Station 1, next slot: 1</text:p>
        <text:p text:style-name="P9">Station 2, next slot: 2</text:p>
        <text:p text:style-name="P9">Station 3, next slot: 1</text:p>
        <text:p text:style-name="P9">Station 4, next slot: 1</text:p>
        <text:p text:style-name="P9">Station 5, next slot: 2</text:p>
        <text:p text:style-name="P9">Station 6, next slot: 2</text:p>
        <text:p text:style-name="P9">Station 7, next slot: 1</text:p>
        <text:p text:style-name="P9">Station 8, next slot: 1</text:p>
        <text:p text:style-name="P9">Station 9, next slot: 2</text:p>
        <text:p text:style-name="P9">Station 10, next slot: 2</text:p>
        <text:p text:style-name="P9">Station 11, next slot: 2</text:p>
        <text:p text:style-name="P9">Station 12, next slot: 1</text:p>
        <text:p text:style-name="P9">Station 13, next slot: 2</text:p>
        <text:p text:style-name="P9">Station 14, next slot: 1</text:p>
        <text:p text:style-name="P9">Station 15, next slot: 2</text:p>
        <text:p text:style-name="P9"><text:soft-page-break/>Station 16, next slot: 1</text:p>
        <text:p text:style-name="P9">Station 17, next slot: 1</text:p>
        <text:p text:style-name="P9">Station 18, next slot: 2</text:p>
        <text:p text:style-name="P9">Station 19, next slot: 1</text:p>
        <text:p text:style-name="P9"/>
        <text:p text:style-name="P9">Loop 1 at 51.20us</text:p>
        <text:p text:style-name="P9">Collision!</text:p>
        <text:p text:style-name="P9">Station 0, next slot: 6</text:p>
        <text:p text:style-name="P9">Station 1, next slot: 4</text:p>
        <text:p text:style-name="P9">Station 3, next slot: 3</text:p>
        <text:p text:style-name="P9">Station 4, next slot: 4</text:p>
        <text:p text:style-name="P9">Station 7, next slot: 3</text:p>
        <text:p text:style-name="P9">Station 8, next slot: 3</text:p>
        <text:p text:style-name="P9">Station 12, next slot: 3</text:p>
        <text:p text:style-name="P9">Station 14, next slot: 3</text:p>
        <text:p text:style-name="P9">Station 16, next slot: 6</text:p>
        <text:p text:style-name="P9">Station 17, next slot: 5</text:p>
        <text:p text:style-name="P9">Station 19, next slot: 4</text:p>
        <text:p text:style-name="P9"/>
        <text:p text:style-name="P9">Loop 2 at 102.40us</text:p>
        <text:p text:style-name="P9">Collision!</text:p>
        <text:p text:style-name="P9">Station 2, next slot: 6</text:p>
        <text:p text:style-name="P9">Station 5, next slot: 7</text:p>
        <text:p text:style-name="P9">Station 6, next slot: 7</text:p>
        <text:p text:style-name="P9">Station 9, next slot: 6</text:p>
        <text:p text:style-name="P9">Station 10, next slot: 6</text:p>
        <text:p text:style-name="P9">Station 11, next slot: 5</text:p>
        <text:p text:style-name="P9">Station 13, next slot: 8</text:p>
        <text:p text:style-name="P9">Station 15, next slot: 6</text:p>
        <text:p text:style-name="P9">Station 18, next slot: 5</text:p>
        <text:p text:style-name="P9"/>
        <text:p text:style-name="P9">Loop 3 at 153.60us</text:p>
        <text:p text:style-name="P9">Collision!</text:p>
        <text:p text:style-name="P9">Station 3, next slot: 9</text:p>
        <text:p text:style-name="P9">Station 7, next slot: 9</text:p>
        <text:p text:style-name="P9">Station 8, next slot: 10</text:p>
        <text:p text:style-name="P9">Station 12, next slot: 8</text:p>
        <text:p text:style-name="P9">Station 14, next slot: 11</text:p>
        <text:p text:style-name="P9"/>
        <text:p text:style-name="P9">Loop 4 at 204.80us</text:p>
        <text:p text:style-name="P9">Collision!</text:p>
        <text:p text:style-name="P9">Station 1, next slot: 14</text:p>
        <text:p text:style-name="P9">Station 4, next slot: 11</text:p>
        <text:p text:style-name="P9">Station 19, next slot: 15</text:p>
        <text:p text:style-name="P9"/>
        <text:p text:style-name="P9">Loop 5 at 256.00us</text:p>
        <text:p text:style-name="P9">Collision!</text:p>
        <text:p text:style-name="P9">Station 11, next slot: 15</text:p>
        <text:p text:style-name="P9">Station 17, next slot: 12</text:p>
        <text:p text:style-name="P9">Station 18, next slot: 16</text:p>
        <text:p text:style-name="P9"/>
        <text:p text:style-name="P9">Loop 6 at 307.20us</text:p>
        <text:p text:style-name="P9">Collision!</text:p>
        <text:p text:style-name="P9">Station 0, next slot: 16</text:p>
        <text:p text:style-name="P9">Station 2, next slot: 15</text:p>
        <text:p text:style-name="P9">Station 9, next slot: 14</text:p>
        <text:p text:style-name="P9">Station 10, next slot: 13</text:p>
        <text:p text:style-name="P9">Station 15, next slot: 15</text:p>
        <text:p text:style-name="P9">Station 16, next slot: 19</text:p>
        <text:p text:style-name="P9"/>
        <text:p text:style-name="P9">Loop 7 at 358.40us</text:p>
        <text:p text:style-name="P9">Collision!</text:p>
        <text:p text:style-name="P9">Station 5, next slot: 15</text:p>
        <text:p text:style-name="P9">Station 6, next slot: 18</text:p>
        <text:p text:style-name="P9"/>
        <text:p text:style-name="P9">Loop 8 at 409.60us</text:p>
        <text:p text:style-name="P9">Collision!</text:p>
        <text:p text:style-name="P9">Station 12, next slot: 22</text:p>
        <text:p text:style-name="P9">Station 13, next slot: 24</text:p>
        <text:p text:style-name="P9"/>
        <text:p text:style-name="P9">Loop 9 at 460.80us</text:p>
        <text:p text:style-name="P9">Collision!</text:p>
        <text:p text:style-name="P9">Station 3, next slot: 23</text:p>
        <text:p text:style-name="P9">Station 7, next slot: 21</text:p>
        <text:p text:style-name="P9"/>
        <text:p text:style-name="P9">Loop 10 at 512.00us</text:p>
        <text:p text:style-name="P9">Success!</text:p>
        <text:p text:style-name="P9">Station: 8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Station 0, next slot: 2</text:p>
        <text:p text:style-name="P9">Station 1, next slot: 1</text:p>
        <text:p text:style-name="P9">Station 2, next slot: 1</text:p>
        <text:p text:style-name="P9">Station 3, next slot: 1</text:p>
        <text:p text:style-name="P9">Station 4, next slot: 1</text:p>
        <text:p text:style-name="P9">Station 5, next slot: 2</text:p>
        <text:p text:style-name="P9">Station 6, next slot: 1</text:p>
        <text:p text:style-name="P9">Station 7, next slot: 1</text:p>
        <text:p text:style-name="P9">Station 8, next slot: 2</text:p>
        <text:p text:style-name="P9">Station 9, next slot: 1</text:p>
        <text:p text:style-name="P9">Station 10, next slot: 2</text:p>
        <text:p text:style-name="P9">Station 11, next slot: 1</text:p>
        <text:p text:style-name="P9">Station 12, next slot: 1</text:p>
        <text:p text:style-name="P9">Station 13, next slot: 2</text:p>
        <text:p text:style-name="P9">Station 14, next slot: 2</text:p>
        <text:p text:style-name="P9">Station 15, next slot: 2</text:p>
        <text:p text:style-name="P9">Station 16, next slot: 2</text:p>
        <text:p text:style-name="P9">Station 17, next slot: 1</text:p>
        <text:p text:style-name="P9">Station 18, next slot: 1</text:p>
        <text:p text:style-name="P9">Station 19, next slot: 1</text:p>
        <text:p text:style-name="P9"/>
        <text:p text:style-name="P9">Loop 1 at 51.20us</text:p>
        <text:p text:style-name="P9">Collision!</text:p>
        <text:p text:style-name="P9">Station 1, next slot: 4</text:p>
        <text:p text:style-name="P9">Station 2, next slot: 6</text:p>
        <text:p text:style-name="P9">Station 3, next slot: 6</text:p>
        <text:p text:style-name="P9">Station 4, next slot: 6</text:p>
        <text:p text:style-name="P9">Station 6, next slot: 4</text:p>
        <text:p text:style-name="P9">Station 7, next slot: 6</text:p>
        <text:p text:style-name="P9">Station 9, next slot: 5</text:p>
        <text:p text:style-name="P9">Station 11, next slot: 5</text:p>
        <text:p text:style-name="P9">Station 12, next slot: 5</text:p>
        <text:p text:style-name="P9">Station 17, next slot: 5</text:p>
        <text:p text:style-name="P9">Station 18, next slot: 4</text:p>
        <text:p text:style-name="P9">Station 19, next slot: 3</text:p>
        <text:p text:style-name="P9"/>
        <text:p text:style-name="P9">Loop 2 at 102.40us</text:p>
        <text:p text:style-name="P9">Collision!</text:p>
        <text:p text:style-name="P9">Station 0, next slot: 6</text:p>
        <text:p text:style-name="P9">Station 5, next slot: 6</text:p>
        <text:p text:style-name="P9">Station 8, next slot: 7</text:p>
        <text:p text:style-name="P9">Station 10, next slot: 8</text:p>
        <text:p text:style-name="P9">Station 13, next slot: 5</text:p>
        <text:p text:style-name="P9">Station 14, next slot: 7</text:p>
        <text:p text:style-name="P9">Station 15, next slot: 7</text:p>
        <text:p text:style-name="P9">Station 16, next slot: 6</text:p>
        <text:p text:style-name="P9"/>
        <text:p text:style-name="P9">Loop 3 at 153.60us</text:p>
        <text:p text:style-name="P9">Success!</text:p>
        <text:p text:style-name="P9">Station: 19</text:p>
        <text:p text:style-name="P9"/>
        <text:p text:style-name="P9"><text:soft-page-break/>Resetting stations.</text:p>
        <text:p text:style-name="P9"/>
        <text:p text:style-name="P9">Loop 0 at 0.00us</text:p>
        <text:p text:style-name="P9">Collision!</text:p>
        <text:p text:style-name="P9">Station 0, next slot: 2</text:p>
        <text:p text:style-name="P9">Station 1, next slot: 2</text:p>
        <text:p text:style-name="P9">Station 2, next slot: 1</text:p>
        <text:p text:style-name="P9">Station 3, next slot: 2</text:p>
        <text:p text:style-name="P9">Station 4, next slot: 1</text:p>
        <text:p text:style-name="P9">Station 5, next slot: 2</text:p>
        <text:p text:style-name="P9">Station 6, next slot: 1</text:p>
        <text:p text:style-name="P9">Station 7, next slot: 2</text:p>
        <text:p text:style-name="P9">Station 8, next slot: 2</text:p>
        <text:p text:style-name="P9">Station 9, next slot: 1</text:p>
        <text:p text:style-name="P9">Station 10, next slot: 1</text:p>
        <text:p text:style-name="P9">Station 11, next slot: 1</text:p>
        <text:p text:style-name="P9">Station 12, next slot: 1</text:p>
        <text:p text:style-name="P9">Station 13, next slot: 2</text:p>
        <text:p text:style-name="P9">Station 14, next slot: 1</text:p>
        <text:p text:style-name="P9">Station 15, next slot: 2</text:p>
        <text:p text:style-name="P9">Station 16, next slot: 1</text:p>
        <text:p text:style-name="P9">Station 17, next slot: 1</text:p>
        <text:p text:style-name="P9">Station 18, next slot: 1</text:p>
        <text:p text:style-name="P9">Station 19, next slot: 2</text:p>
        <text:p text:style-name="P9"/>
        <text:p text:style-name="P9">Loop 1 at 51.20us</text:p>
        <text:p text:style-name="P9">Collision!</text:p>
        <text:p text:style-name="P9">Station 2, next slot: 4</text:p>
        <text:p text:style-name="P9">Station 4, next slot: 6</text:p>
        <text:p text:style-name="P9">Station 6, next slot: 4</text:p>
        <text:p text:style-name="P9">Station 9, next slot: 5</text:p>
        <text:p text:style-name="P9">Station 10, next slot: 3</text:p>
        <text:p text:style-name="P9">Station 11, next slot: 6</text:p>
        <text:p text:style-name="P9">Station 12, next slot: 4</text:p>
        <text:p text:style-name="P9">Station 14, next slot: 3</text:p>
        <text:p text:style-name="P9">Station 16, next slot: 5</text:p>
        <text:p text:style-name="P9">Station 17, next slot: 6</text:p>
        <text:p text:style-name="P9">Station 18, next slot: 4</text:p>
        <text:p text:style-name="P9"/>
        <text:p text:style-name="P9">Loop 2 at 102.40us</text:p>
        <text:p text:style-name="P9">Collision!</text:p>
        <text:p text:style-name="P9">Station 0, next slot: 8</text:p>
        <text:p text:style-name="P9">Station 1, next slot: 8</text:p>
        <text:p text:style-name="P9">Station 3, next slot: 6</text:p>
        <text:p text:style-name="P9">Station 5, next slot: 7</text:p>
        <text:p text:style-name="P9">Station 7, next slot: 6</text:p>
        <text:p text:style-name="P9">Station 8, next slot: 7</text:p>
        <text:p text:style-name="P9">Station 13, next slot: 8</text:p>
        <text:p text:style-name="P9">Station 15, next slot: 8</text:p>
        <text:p text:style-name="P9">Station 19, next slot: 7</text:p>
        <text:p text:style-name="P9"/>
        <text:p text:style-name="P9">Loop 3 at 153.60us</text:p>
        <text:p text:style-name="P9">Collision!</text:p>
        <text:p text:style-name="P9">Station 10, next slot: 8</text:p>
        <text:p text:style-name="P9">Station 14, next slot: 14</text:p>
        <text:p text:style-name="P9"/>
        <text:p text:style-name="P9">Loop 4 at 204.80us</text:p>
        <text:p text:style-name="P9">Collision!</text:p>
        <text:p text:style-name="P9">Station 2, next slot: 15</text:p>
        <text:p text:style-name="P9">Station 6, next slot: 16</text:p>
        <text:p text:style-name="P9">Station 12, next slot: 11</text:p>
        <text:p text:style-name="P9">Station 18, next slot: 15</text:p>
        <text:p text:style-name="P9"/>
        <text:p text:style-name="P9">Loop 5 at 256.00us</text:p>
        <text:p text:style-name="P9">Collision!</text:p>
        <text:p text:style-name="P9">Station 9, next slot: 14</text:p>
        <text:p text:style-name="P9">Station 16, next slot: 15</text:p>
        <text:p text:style-name="P9"/>
        <text:p text:style-name="P9">Loop 6 at 307.20us</text:p>
        <text:p text:style-name="P9">Collision!</text:p>
        <text:p text:style-name="P9">Station 3, next slot: 14</text:p>
        <text:p text:style-name="P9">Station 4, next slot: 14</text:p>
        <text:p text:style-name="P9">Station 7, next slot: 18</text:p>
        <text:p text:style-name="P9">Station 11, next slot: 15</text:p>
        <text:p text:style-name="P9">Station 17, next slot: 17</text:p>
        <text:p text:style-name="P9"/>
        <text:p text:style-name="P9">Loop 7 at 358.40us</text:p>
        <text:p text:style-name="P9">Collision!</text:p>
        <text:p text:style-name="P9">Station 5, next slot: 17</text:p>
        <text:p text:style-name="P9">Station 8, next slot: 19</text:p>
        <text:p text:style-name="P9">Station 19, next slot: 15</text:p>
        <text:p text:style-name="P9"/>
        <text:p text:style-name="P9">Loop 8 at 409.60us</text:p>
        <text:p text:style-name="P9">Collision!</text:p>
        <text:p text:style-name="P9">Station 0, next slot: 19</text:p>
        <text:p text:style-name="P9">Station 1, next slot: 18</text:p>
        <text:p text:style-name="P9">Station 10, next slot: 25</text:p>
        <text:p text:style-name="P9">Station 13, next slot: 17</text:p>
        <text:p text:style-name="P9">Station 15, next slot: 18</text:p>
        <text:p text:style-name="P9"/>
        <text:p text:style-name="P9">Loop 9 at 460.80us</text:p>
        <text:p text:style-name="P9">No station transmission attempted.</text:p>
        <text:p text:style-name="P9"/>
        <text:p text:style-name="P9">Loop 10 at 512.00us</text:p>
        <text:p text:style-name="P9">No station transmission attempted.</text:p>
        <text:p text:style-name="P9"/>
        <text:p text:style-name="P9">Loop 11 at 563.20us</text:p>
        <text:p text:style-name="P9">Success!</text:p>
        <text:p text:style-name="P9">Station: 12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Station 0, next slot: 2</text:p>
        <text:p text:style-name="P9">Station 1, next slot: 2</text:p>
        <text:p text:style-name="P9">Station 2, next slot: 1</text:p>
        <text:p text:style-name="P9">Station 3, next slot: 2</text:p>
        <text:p text:style-name="P9">Station 4, next slot: 2</text:p>
        <text:p text:style-name="P9">Station 5, next slot: 2</text:p>
        <text:p text:style-name="P9">Station 6, next slot: 2</text:p>
        <text:p text:style-name="P9">Station 7, next slot: 1</text:p>
        <text:p text:style-name="P9">Station 8, next slot: 1</text:p>
        <text:p text:style-name="P9">Station 9, next slot: 2</text:p>
        <text:p text:style-name="P9">Station 10, next slot: 1</text:p>
        <text:p text:style-name="P9">Station 11, next slot: 2</text:p>
        <text:p text:style-name="P9">Station 12, next slot: 1</text:p>
        <text:p text:style-name="P9">Station 13, next slot: 2</text:p>
        <text:p text:style-name="P9">Station 14, next slot: 2</text:p>
        <text:p text:style-name="P9">Station 15, next slot: 1</text:p>
        <text:p text:style-name="P9">Station 16, next slot: 1</text:p>
        <text:p text:style-name="P9">Station 17, next slot: 1</text:p>
        <text:p text:style-name="P9">Station 18, next slot: 2</text:p>
        <text:p text:style-name="P9">Station 19, next slot: 2</text:p>
        <text:p text:style-name="P9"/>
        <text:p text:style-name="P9">Loop 1 at 51.20us</text:p>
        <text:p text:style-name="P9">Collision!</text:p>
        <text:p text:style-name="P9">Station 2, next slot: 6</text:p>
        <text:p text:style-name="P9">Station 7, next slot: 6</text:p>
        <text:p text:style-name="P9">Station 8, next slot: 4</text:p>
        <text:p text:style-name="P9">Station 10, next slot: 5</text:p>
        <text:p text:style-name="P9">Station 12, next slot: 6</text:p>
        <text:p text:style-name="P9">Station 15, next slot: 4</text:p>
        <text:p text:style-name="P9">Station 16, next slot: 3</text:p>
        <text:p text:style-name="P9"><text:soft-page-break/>Station 17, next slot: 4</text:p>
        <text:p text:style-name="P9"/>
        <text:p text:style-name="P9">Loop 2 at 102.40us</text:p>
        <text:p text:style-name="P9">Collision!</text:p>
        <text:p text:style-name="P9">Station 0, next slot: 6</text:p>
        <text:p text:style-name="P9">Station 1, next slot: 5</text:p>
        <text:p text:style-name="P9">Station 3, next slot: 7</text:p>
        <text:p text:style-name="P9">Station 4, next slot: 8</text:p>
        <text:p text:style-name="P9">Station 5, next slot: 8</text:p>
        <text:p text:style-name="P9">Station 6, next slot: 7</text:p>
        <text:p text:style-name="P9">Station 9, next slot: 7</text:p>
        <text:p text:style-name="P9">Station 11, next slot: 5</text:p>
        <text:p text:style-name="P9">Station 13, next slot: 8</text:p>
        <text:p text:style-name="P9">Station 14, next slot: 8</text:p>
        <text:p text:style-name="P9">Station 18, next slot: 6</text:p>
        <text:p text:style-name="P9">Station 19, next slot: 5</text:p>
        <text:p text:style-name="P9"/>
        <text:p text:style-name="P9">Loop 3 at 153.60us</text:p>
        <text:p text:style-name="P9">Success!</text:p>
        <text:p text:style-name="P9">Station: 16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Station 0, next slot: 2</text:p>
        <text:p text:style-name="P9">Station 1, next slot: 2</text:p>
        <text:p text:style-name="P9">Station 2, next slot: 2</text:p>
        <text:p text:style-name="P9">Station 3, next slot: 2</text:p>
        <text:p text:style-name="P9">Station 4, next slot: 1</text:p>
        <text:p text:style-name="P9">Station 5, next slot: 2</text:p>
        <text:p text:style-name="P9">Station 6, next slot: 2</text:p>
        <text:p text:style-name="P9">Station 7, next slot: 2</text:p>
        <text:p text:style-name="P9">Station 8, next slot: 2</text:p>
        <text:p text:style-name="P9">Station 9, next slot: 2</text:p>
        <text:p text:style-name="P9">Station 10, next slot: 1</text:p>
        <text:p text:style-name="P9">Station 11, next slot: 1</text:p>
        <text:p text:style-name="P9">Station 12, next slot: 1</text:p>
        <text:p text:style-name="P9">Station 13, next slot: 1</text:p>
        <text:p text:style-name="P9">Station 14, next slot: 1</text:p>
        <text:p text:style-name="P9">Station 15, next slot: 1</text:p>
        <text:p text:style-name="P9">Station 16, next slot: 2</text:p>
        <text:p text:style-name="P9">Station 17, next slot: 1</text:p>
        <text:p text:style-name="P9">Station 18, next slot: 2</text:p>
        <text:p text:style-name="P9">Station 19, next slot: 2</text:p>
        <text:p text:style-name="P9"/>
        <text:p text:style-name="P9">Loop 1 at 51.20us</text:p>
        <text:p text:style-name="P9">Collision!</text:p>
        <text:p text:style-name="P9">Station 4, next slot: 3</text:p>
        <text:p text:style-name="P9">Station 10, next slot: 4</text:p>
        <text:p text:style-name="P9">Station 11, next slot: 5</text:p>
        <text:p text:style-name="P9">Station 12, next slot: 6</text:p>
        <text:p text:style-name="P9">Station 13, next slot: 6</text:p>
        <text:p text:style-name="P9">Station 14, next slot: 3</text:p>
        <text:p text:style-name="P9">Station 15, next slot: 3</text:p>
        <text:p text:style-name="P9">Station 17, next slot: 5</text:p>
        <text:p text:style-name="P9"/>
        <text:p text:style-name="P9">Loop 2 at 102.40us</text:p>
        <text:p text:style-name="P9">Collision!</text:p>
        <text:p text:style-name="P9">Station 0, next slot: 8</text:p>
        <text:p text:style-name="P9">Station 1, next slot: 6</text:p>
        <text:p text:style-name="P9">Station 2, next slot: 7</text:p>
        <text:p text:style-name="P9">Station 3, next slot: 7</text:p>
        <text:p text:style-name="P9">Station 5, next slot: 5</text:p>
        <text:p text:style-name="P9">Station 6, next slot: 7</text:p>
        <text:p text:style-name="P9">Station 7, next slot: 8</text:p>
        <text:p text:style-name="P9">Station 8, next slot: 5</text:p>
        <text:p text:style-name="P9">Station 9, next slot: 8</text:p>
        <text:p text:style-name="P9">Station 16, next slot: 6</text:p>
        <text:p text:style-name="P9">Station 18, next slot: 6</text:p>
        <text:p text:style-name="P9">Station 19, next slot: 7</text:p>
        <text:p text:style-name="P9"/>
        <text:p text:style-name="P9">Loop 3 at 153.60us</text:p>
        <text:p text:style-name="P9">Collision!</text:p>
        <text:p text:style-name="P9">Station 4, next slot: 7</text:p>
        <text:p text:style-name="P9">Station 14, next slot: 7</text:p>
        <text:p text:style-name="P9">Station 15, next slot: 11</text:p>
        <text:p text:style-name="P9"/>
        <text:p text:style-name="P9">Loop 4 at 204.80us</text:p>
        <text:p text:style-name="P9">Success!</text:p>
        <text:p text:style-name="P9">Station: 10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Station 0, next slot: 1</text:p>
        <text:p text:style-name="P9">Station 1, next slot: 1</text:p>
        <text:p text:style-name="P9">Station 2, next slot: 2</text:p>
        <text:p text:style-name="P9">Station 3, next slot: 1</text:p>
        <text:p text:style-name="P9">Station 4, next slot: 2</text:p>
        <text:p text:style-name="P9">Station 5, next slot: 2</text:p>
        <text:p text:style-name="P9">Station 6, next slot: 2</text:p>
        <text:p text:style-name="P9">Station 7, next slot: 1</text:p>
        <text:p text:style-name="P9">Station 8, next slot: 1</text:p>
        <text:p text:style-name="P9">Station 9, next slot: 1</text:p>
        <text:p text:style-name="P9">Station 10, next slot: 1</text:p>
        <text:p text:style-name="P9">Station 11, next slot: 2</text:p>
        <text:p text:style-name="P9">Station 12, next slot: 2</text:p>
        <text:p text:style-name="P9">Station 13, next slot: 1</text:p>
        <text:p text:style-name="P9">Station 14, next slot: 2</text:p>
        <text:p text:style-name="P9">Station 15, next slot: 1</text:p>
        <text:p text:style-name="P9">Station 16, next slot: 1</text:p>
        <text:p text:style-name="P9">Station 17, next slot: 1</text:p>
        <text:p text:style-name="P9">Station 18, next slot: 1</text:p>
        <text:p text:style-name="P9">Station 19, next slot: 1</text:p>
        <text:p text:style-name="P9"/>
        <text:p text:style-name="P9">Loop 1 at 51.20us</text:p>
        <text:p text:style-name="P9">Collision!</text:p>
        <text:p text:style-name="P9">Station 0, next slot: 5</text:p>
        <text:p text:style-name="P9">Station 1, next slot: 5</text:p>
        <text:p text:style-name="P9">Station 3, next slot: 3</text:p>
        <text:p text:style-name="P9">Station 7, next slot: 6</text:p>
        <text:p text:style-name="P9">Station 8, next slot: 4</text:p>
        <text:p text:style-name="P9">Station 9, next slot: 4</text:p>
        <text:p text:style-name="P9">Station 10, next slot: 3</text:p>
        <text:p text:style-name="P9">Station 13, next slot: 6</text:p>
        <text:p text:style-name="P9">Station 15, next slot: 4</text:p>
        <text:p text:style-name="P9">Station 16, next slot: 3</text:p>
        <text:p text:style-name="P9">Station 17, next slot: 3</text:p>
        <text:p text:style-name="P9">Station 18, next slot: 6</text:p>
        <text:p text:style-name="P9">Station 19, next slot: 3</text:p>
        <text:p text:style-name="P9"/>
        <text:p text:style-name="P9">Loop 2 at 102.40us</text:p>
        <text:p text:style-name="P9">Collision!</text:p>
        <text:p text:style-name="P9">Station 2, next slot: 6</text:p>
        <text:p text:style-name="P9">Station 4, next slot: 5</text:p>
        <text:p text:style-name="P9">Station 5, next slot: 7</text:p>
        <text:p text:style-name="P9">Station 6, next slot: 7</text:p>
        <text:p text:style-name="P9">Station 11, next slot: 8</text:p>
        <text:p text:style-name="P9">Station 12, next slot: 7</text:p>
        <text:p text:style-name="P9">Station 14, next slot: 5</text:p>
        <text:p text:style-name="P9"/>
        <text:p text:style-name="P9">Loop 3 at 153.60us</text:p>
        <text:p text:style-name="P9"><text:soft-page-break/>Collision!</text:p>
        <text:p text:style-name="P9">Station 3, next slot: 11</text:p>
        <text:p text:style-name="P9">Station 10, next slot: 12</text:p>
        <text:p text:style-name="P9">Station 16, next slot: 9</text:p>
        <text:p text:style-name="P9">Station 17, next slot: 14</text:p>
        <text:p text:style-name="P9">Station 19, next slot: 14</text:p>
        <text:p text:style-name="P9"/>
        <text:p text:style-name="P9">Loop 4 at 204.80us</text:p>
        <text:p text:style-name="P9">Collision!</text:p>
        <text:p text:style-name="P9">Station 8, next slot: 16</text:p>
        <text:p text:style-name="P9">Station 9, next slot: 10</text:p>
        <text:p text:style-name="P9">Station 15, next slot: 14</text:p>
        <text:p text:style-name="P9"/>
        <text:p text:style-name="P9">Loop 5 at 256.00us</text:p>
        <text:p text:style-name="P9">Collision!</text:p>
        <text:p text:style-name="P9">Station 0, next slot: 17</text:p>
        <text:p text:style-name="P9">Station 1, next slot: 17</text:p>
        <text:p text:style-name="P9">Station 4, next slot: 17</text:p>
        <text:p text:style-name="P9">Station 14, next slot: 15</text:p>
        <text:p text:style-name="P9"/>
        <text:p text:style-name="P9">Loop 6 at 307.20us</text:p>
        <text:p text:style-name="P9">Collision!</text:p>
        <text:p text:style-name="P9">Station 2, next slot: 17</text:p>
        <text:p text:style-name="P9">Station 7, next slot: 15</text:p>
        <text:p text:style-name="P9">Station 13, next slot: 16</text:p>
        <text:p text:style-name="P9">Station 18, next slot: 15</text:p>
        <text:p text:style-name="P9"/>
        <text:p text:style-name="P9">Loop 7 at 358.40us</text:p>
        <text:p text:style-name="P9">Collision!</text:p>
        <text:p text:style-name="P9">Station 5, next slot: 18</text:p>
        <text:p text:style-name="P9">Station 6, next slot: 15</text:p>
        <text:p text:style-name="P9">Station 12, next slot: 20</text:p>
        <text:p text:style-name="P9"/>
        <text:p text:style-name="P9">Loop 8 at 409.60us</text:p>
        <text:p text:style-name="P9">Success!</text:p>
        <text:p text:style-name="P9">Station: 11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Station 0, next slot: 1</text:p>
        <text:p text:style-name="P9">Station 1, next slot: 1</text:p>
        <text:p text:style-name="P9">Station 2, next slot: 2</text:p>
        <text:p text:style-name="P9">Station 3, next slot: 2</text:p>
        <text:p text:style-name="P9">Station 4, next slot: 2</text:p>
        <text:p text:style-name="P9">Station 5, next slot: 1</text:p>
        <text:p text:style-name="P9">Station 6, next slot: 2</text:p>
        <text:p text:style-name="P9">Station 7, next slot: 2</text:p>
        <text:p text:style-name="P9">Station 8, next slot: 2</text:p>
        <text:p text:style-name="P9">Station 9, next slot: 2</text:p>
        <text:p text:style-name="P9">Station 10, next slot: 2</text:p>
        <text:p text:style-name="P9">Station 11, next slot: 2</text:p>
        <text:p text:style-name="P9">Station 12, next slot: 2</text:p>
        <text:p text:style-name="P9">Station 13, next slot: 1</text:p>
        <text:p text:style-name="P9">Station 14, next slot: 2</text:p>
        <text:p text:style-name="P9">Station 15, next slot: 1</text:p>
        <text:p text:style-name="P9">Station 16, next slot: 1</text:p>
        <text:p text:style-name="P9">Station 17, next slot: 2</text:p>
        <text:p text:style-name="P9">Station 18, next slot: 1</text:p>
        <text:p text:style-name="P9">Station 19, next slot: 2</text:p>
        <text:p text:style-name="P9"/>
        <text:p text:style-name="P9">Loop 1 at 51.20us</text:p>
        <text:p text:style-name="P9">Collision!</text:p>
        <text:p text:style-name="P9">Station 0, next slot: 4</text:p>
        <text:p text:style-name="P9">Station 1, next slot: 5</text:p>
        <text:p text:style-name="P9">Station 5, next slot: 4</text:p>
        <text:p text:style-name="P9">Station 13, next slot: 4</text:p>
        <text:p text:style-name="P9">Station 15, next slot: 5</text:p>
        <text:p text:style-name="P9">Station 16, next slot: 6</text:p>
        <text:p text:style-name="P9">Station 18, next slot: 4</text:p>
        <text:p text:style-name="P9"/>
        <text:p text:style-name="P9">Loop 2 at 102.40us</text:p>
        <text:p text:style-name="P9">Collision!</text:p>
        <text:p text:style-name="P9">Station 2, next slot: 5</text:p>
        <text:p text:style-name="P9">Station 3, next slot: 7</text:p>
        <text:p text:style-name="P9">Station 4, next slot: 6</text:p>
        <text:p text:style-name="P9">Station 6, next slot: 7</text:p>
        <text:p text:style-name="P9">Station 7, next slot: 7</text:p>
        <text:p text:style-name="P9">Station 8, next slot: 6</text:p>
        <text:p text:style-name="P9">Station 9, next slot: 8</text:p>
        <text:p text:style-name="P9">Station 10, next slot: 7</text:p>
        <text:p text:style-name="P9">Station 11, next slot: 7</text:p>
        <text:p text:style-name="P9">Station 12, next slot: 7</text:p>
        <text:p text:style-name="P9">Station 14, next slot: 6</text:p>
        <text:p text:style-name="P9">Station 17, next slot: 6</text:p>
        <text:p text:style-name="P9">Station 19, next slot: 8</text:p>
        <text:p text:style-name="P9"/>
        <text:p text:style-name="P9">Loop 3 at 153.60us</text:p>
        <text:p text:style-name="P9">No station transmission attempted.</text:p>
        <text:p text:style-name="P9"/>
        <text:p text:style-name="P9">Loop 4 at 204.80us</text:p>
        <text:p text:style-name="P9">Collision!</text:p>
        <text:p text:style-name="P9">Station 0, next slot: 13</text:p>
        <text:p text:style-name="P9">Station 5, next slot: 12</text:p>
        <text:p text:style-name="P9">Station 13, next slot: 9</text:p>
        <text:p text:style-name="P9">Station 18, next slot: 16</text:p>
        <text:p text:style-name="P9"/>
        <text:p text:style-name="P9">Loop 5 at 256.00us</text:p>
        <text:p text:style-name="P9">Collision!</text:p>
        <text:p text:style-name="P9">Station 1, next slot: 12</text:p>
        <text:p text:style-name="P9">Station 2, next slot: 15</text:p>
        <text:p text:style-name="P9">Station 15, next slot: 13</text:p>
        <text:p text:style-name="P9"/>
        <text:p text:style-name="P9">Loop 6 at 307.20us</text:p>
        <text:p text:style-name="P9">Collision!</text:p>
        <text:p text:style-name="P9">Station 4, next slot: 20</text:p>
        <text:p text:style-name="P9">Station 8, next slot: 20</text:p>
        <text:p text:style-name="P9">Station 14, next slot: 19</text:p>
        <text:p text:style-name="P9">Station 16, next slot: 16</text:p>
        <text:p text:style-name="P9">Station 17, next slot: 13</text:p>
        <text:p text:style-name="P9"/>
        <text:p text:style-name="P9">Loop 7 at 358.40us</text:p>
        <text:p text:style-name="P9">Collision!</text:p>
        <text:p text:style-name="P9">Station 3, next slot: 15</text:p>
        <text:p text:style-name="P9">Station 6, next slot: 19</text:p>
        <text:p text:style-name="P9">Station 7, next slot: 20</text:p>
        <text:p text:style-name="P9">Station 10, next slot: 21</text:p>
        <text:p text:style-name="P9">Station 11, next slot: 15</text:p>
        <text:p text:style-name="P9">Station 12, next slot: 21</text:p>
        <text:p text:style-name="P9"/>
        <text:p text:style-name="P9">Loop 8 at 409.60us</text:p>
        <text:p text:style-name="P9">Collision!</text:p>
        <text:p text:style-name="P9">Station 9, next slot: 24</text:p>
        <text:p text:style-name="P9">Station 19, next slot: 23</text:p>
        <text:p text:style-name="P9"/>
        <text:p text:style-name="P9">Loop 9 at 460.80us</text:p>
        <text:p text:style-name="P9">Success!</text:p>
        <text:p text:style-name="P9">Station: 13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<text:soft-page-break/>Station 0, next slot: 2</text:p>
        <text:p text:style-name="P9">Station 1, next slot: 2</text:p>
        <text:p text:style-name="P9">Station 2, next slot: 2</text:p>
        <text:p text:style-name="P9">Station 3, next slot: 2</text:p>
        <text:p text:style-name="P9">Station 4, next slot: 1</text:p>
        <text:p text:style-name="P9">Station 5, next slot: 2</text:p>
        <text:p text:style-name="P9">Station 6, next slot: 2</text:p>
        <text:p text:style-name="P9">Station 7, next slot: 1</text:p>
        <text:p text:style-name="P9">Station 8, next slot: 1</text:p>
        <text:p text:style-name="P9">Station 9, next slot: 2</text:p>
        <text:p text:style-name="P9">Station 10, next slot: 2</text:p>
        <text:p text:style-name="P9">Station 11, next slot: 2</text:p>
        <text:p text:style-name="P9">Station 12, next slot: 1</text:p>
        <text:p text:style-name="P9">Station 13, next slot: 1</text:p>
        <text:p text:style-name="P9">Station 14, next slot: 1</text:p>
        <text:p text:style-name="P9">Station 15, next slot: 2</text:p>
        <text:p text:style-name="P9">Station 16, next slot: 1</text:p>
        <text:p text:style-name="P9">Station 17, next slot: 1</text:p>
        <text:p text:style-name="P9">Station 18, next slot: 2</text:p>
        <text:p text:style-name="P9">Station 19, next slot: 2</text:p>
        <text:p text:style-name="P9"/>
        <text:p text:style-name="P9">Loop 1 at 51.20us</text:p>
        <text:p text:style-name="P9">Collision!</text:p>
        <text:p text:style-name="P9">Station 4, next slot: 3</text:p>
        <text:p text:style-name="P9">Station 7, next slot: 3</text:p>
        <text:p text:style-name="P9">Station 8, next slot: 4</text:p>
        <text:p text:style-name="P9">Station 12, next slot: 3</text:p>
        <text:p text:style-name="P9">Station 13, next slot: 3</text:p>
        <text:p text:style-name="P9">Station 14, next slot: 5</text:p>
        <text:p text:style-name="P9">Station 16, next slot: 6</text:p>
        <text:p text:style-name="P9">Station 17, next slot: 3</text:p>
        <text:p text:style-name="P9"/>
        <text:p text:style-name="P9">Loop 2 at 102.40us</text:p>
        <text:p text:style-name="P9">Collision!</text:p>
        <text:p text:style-name="P9">Station 0, next slot: 6</text:p>
        <text:p text:style-name="P9">Station 1, next slot: 7</text:p>
        <text:p text:style-name="P9">Station 2, next slot: 8</text:p>
        <text:p text:style-name="P9">Station 3, next slot: 5</text:p>
        <text:p text:style-name="P9">Station 5, next slot: 8</text:p>
        <text:p text:style-name="P9">Station 6, next slot: 5</text:p>
        <text:p text:style-name="P9">Station 9, next slot: 6</text:p>
        <text:p text:style-name="P9">Station 10, next slot: 8</text:p>
        <text:p text:style-name="P9">Station 11, next slot: 8</text:p>
        <text:p text:style-name="P9">Station 15, next slot: 6</text:p>
        <text:p text:style-name="P9">Station 18, next slot: 7</text:p>
        <text:p text:style-name="P9">Station 19, next slot: 8</text:p>
        <text:p text:style-name="P9"/>
        <text:p text:style-name="P9">Loop 3 at 153.60us</text:p>
        <text:p text:style-name="P9">Collision!</text:p>
        <text:p text:style-name="P9">Station 4, next slot: 9</text:p>
        <text:p text:style-name="P9">Station 7, next slot: 14</text:p>
        <text:p text:style-name="P9">Station 12, next slot: 7</text:p>
        <text:p text:style-name="P9">Station 13, next slot: 13</text:p>
        <text:p text:style-name="P9">Station 17, next slot: 12</text:p>
        <text:p text:style-name="P9"/>
        <text:p text:style-name="P9">Loop 4 at 204.80us</text:p>
        <text:p text:style-name="P9">Success!</text:p>
        <text:p text:style-name="P9">Station: 8</text:p>
        <text:p text:style-name="P9"/>
        <text:p text:style-name="P9">Resetting stations.</text:p>
        <text:p text:style-name="P9"/>
        <text:p text:style-name="P9">Loop 0 at 0.00us</text:p>
        <text:p text:style-name="P9">Collision!</text:p>
        <text:p text:style-name="P9">Station 0, next slot: 2</text:p>
        <text:p text:style-name="P9">Station 1, next slot: 2</text:p>
        <text:p text:style-name="P9">Station 2, next slot: 2</text:p>
        <text:p text:style-name="P9">Station 3, next slot: 2</text:p>
        <text:p text:style-name="P9">Station 4, next slot: 1</text:p>
        <text:p text:style-name="P9">Station 5, next slot: 1</text:p>
        <text:p text:style-name="P9">Station 6, next slot: 1</text:p>
        <text:p text:style-name="P9">Station 7, next slot: 1</text:p>
        <text:p text:style-name="P9">Station 8, next slot: 2</text:p>
        <text:p text:style-name="P9">Station 9, next slot: 1</text:p>
        <text:p text:style-name="P9">Station 10, next slot: 2</text:p>
        <text:p text:style-name="P9">Station 11, next slot: 1</text:p>
        <text:p text:style-name="P9">Station 12, next slot: 2</text:p>
        <text:p text:style-name="P9">Station 13, next slot: 2</text:p>
        <text:p text:style-name="P9">Station 14, next slot: 2</text:p>
        <text:p text:style-name="P9">Station 15, next slot: 2</text:p>
        <text:p text:style-name="P9">Station 16, next slot: 1</text:p>
        <text:p text:style-name="P9">Station 17, next slot: 2</text:p>
        <text:p text:style-name="P9">Station 18, next slot: 1</text:p>
        <text:p text:style-name="P9">Station 19, next slot: 1</text:p>
        <text:p text:style-name="P9"/>
        <text:p text:style-name="P9">Loop 1 at 51.20us</text:p>
        <text:p text:style-name="P9">Collision!</text:p>
        <text:p text:style-name="P9">Station 4, next slot: 6</text:p>
        <text:p text:style-name="P9">Station 5, next slot: 3</text:p>
        <text:p text:style-name="P9">Station 6, next slot: 6</text:p>
        <text:p text:style-name="P9">Station 7, next slot: 3</text:p>
        <text:p text:style-name="P9">Station 9, next slot: 5</text:p>
        <text:p text:style-name="P9">Station 11, next slot: 6</text:p>
        <text:p text:style-name="P9">Station 16, next slot: 5</text:p>
        <text:p text:style-name="P9">Station 18, next slot: 4</text:p>
        <text:p text:style-name="P9">Station 19, next slot: 6</text:p>
        <text:p text:style-name="P9"/>
        <text:p text:style-name="P9">Loop 2 at 102.40us</text:p>
        <text:p text:style-name="P9">Collision!</text:p>
        <text:p text:style-name="P9">Station 0, next slot: 5</text:p>
        <text:p text:style-name="P9">Station 1, next slot: 8</text:p>
        <text:p text:style-name="P9">Station 2, next slot: 5</text:p>
        <text:p text:style-name="P9">Station 3, next slot: 8</text:p>
        <text:p text:style-name="P9">Station 8, next slot: 7</text:p>
        <text:p text:style-name="P9">Station 10, next slot: 5</text:p>
        <text:p text:style-name="P9">Station 12, next slot: 5</text:p>
        <text:p text:style-name="P9">Station 13, next slot: 8</text:p>
        <text:p text:style-name="P9">Station 14, next slot: 5</text:p>
        <text:p text:style-name="P9">Station 15, next slot: 5</text:p>
        <text:p text:style-name="P9">Station 17, next slot: 5</text:p>
        <text:p text:style-name="P9"/>
        <text:p text:style-name="P9">Loop 3 at 153.60us</text:p>
        <text:p text:style-name="P9">Collision!</text:p>
        <text:p text:style-name="P9">Station 5, next slot: 7</text:p>
        <text:p text:style-name="P9">Station 7, next slot: 12</text:p>
        <text:p text:style-name="P9"/>
        <text:p text:style-name="P9">Loop 4 at 204.80us</text:p>
        <text:p text:style-name="P9">Success!</text:p>
        <text:p text:style-name="P9">Station: 18</text:p>
        <text:p text:style-name="P9"/>
        <text:p text:style-name="P9">Resetting stations.</text:p>
        <text:p text:style-name="P9"/>
        <text:p text:style-name="P9"/>
        <text:p text:style-name="P9">Average time to first success: 317.440</text:p>
      </text:section>
      <text:p text:style-name="P7"/>
      <text:p text:style-name="P7"/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1:28:25.936857466</meta:creation-date>
    <dc:date>2016-02-29T11:49:08.688259156</dc:date>
    <meta:editing-duration>PT20M38S</meta:editing-duration>
    <meta:editing-cycles>13</meta:editing-cycles>
    <meta:generator>LibreOffice/5.1.0.3$Linux_X86_64 LibreOffice_project/10m0$Build-3</meta:generator>
    <meta:document-statistic meta:table-count="1" meta:image-count="0" meta:object-count="0" meta:page-count="8" meta:paragraph-count="766" meta:word-count="3217" meta:character-count="15763" meta:non-whitespace-character-count="13307"/>
  </office:meta>
</office:document-meta>
</file>